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ifference %</text:p>
          </table:table-cell>
          <table:table-cell/>
          <table:table-cell office:value-type="string" calcext:value-type="string">
            <text:p>16MHz old</text:p>
          </table:table-cell>
          <table:table-cell office:value-type="string" calcext:value-type="string">
            <text:p>16MHz new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09713" calcext:value-type="float">
            <text:p>0.209713</text:p>
          </table:table-cell>
          <table:table-cell table:formula="of:=[.B2]-[.A2]" office:value-type="float" office:value="0.00971299999999997" calcext:value-type="float">
            <text:p>0.009713</text:p>
          </table:table-cell>
          <table:table-cell table:formula="of:=1-[.C2]/[.A2]" office:value-type="float" office:value="0.951435" calcext:value-type="float">
            <text:p>0.951435</text:p>
          </table:table-cell>
          <table:table-cell office:value-type="string" calcext:value-type="string">
            <text:p>WWVB_LOW</text:p>
          </table:table-cell>
          <table:table-cell office:value-type="float" office:value="12030" calcext:value-type="float">
            <text:p>12030</text:p>
          </table:table-cell>
          <table:table-cell table:formula="of:=ROUND([.F2]*[.D2])" office:value-type="float" office:value="11446" calcext:value-type="float">
            <text:p>11446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7054" calcext:value-type="float">
            <text:p>0.587054</text:p>
          </table:table-cell>
          <table:table-cell table:formula="of:=[.B3]-[.A3]" office:value-type="float" office:value="0.087054" calcext:value-type="float">
            <text:p>0.087054</text:p>
          </table:table-cell>
          <table:table-cell table:formula="of:=1-[.C3]/[.A3]" office:value-type="float" office:value="0.825892" calcext:value-type="float">
            <text:p>0.825892</text:p>
          </table:table-cell>
          <table:table-cell office:value-type="string" calcext:value-type="string">
            <text:p>WWVB_HIGH</text:p>
          </table:table-cell>
          <table:table-cell office:value-type="float" office:value="30075" calcext:value-type="float">
            <text:p>30075</text:p>
          </table:table-cell>
          <table:table-cell table:formula="of:=ROUND([.F3]*[.D3])" office:value-type="float" office:value="24839" calcext:value-type="float">
            <text:p>24839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86618" calcext:value-type="float">
            <text:p>0.886618</text:p>
          </table:table-cell>
          <table:table-cell table:formula="of:=[.B4]-[.A4]" office:value-type="float" office:value="0.0866179999999999" calcext:value-type="float">
            <text:p>0.086618</text:p>
          </table:table-cell>
          <table:table-cell table:formula="of:=1-[.C4]/[.A4]" office:value-type="float" office:value="0.8917275" calcext:value-type="float">
            <text:p>0.8917275</text:p>
          </table:table-cell>
          <table:table-cell office:value-type="string" calcext:value-type="string">
            <text:p>WWVB_MARKER</text:p>
          </table:table-cell>
          <table:table-cell office:value-type="float" office:value="48120" calcext:value-type="float">
            <text:p>48120</text:p>
          </table:table-cell>
          <table:table-cell table:formula="of:=ROUND([.F4]*[.D4])" office:value-type="float" office:value="42910" calcext:value-type="float">
            <text:p>429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7962" calcext:value-type="float">
            <text:p>1.087962</text:p>
          </table:table-cell>
          <table:table-cell table:formula="of:=[.B5]-[.A5]" office:value-type="float" office:value="0.0879620000000001" calcext:value-type="float">
            <text:p>0.087962</text:p>
          </table:table-cell>
          <table:table-cell table:formula="of:=1-[.C5]/[.A5]" office:value-type="float" office:value="0.912038" calcext:value-type="float">
            <text:p>0.912038</text:p>
          </table:table-cell>
          <table:table-cell office:value-type="string" calcext:value-type="string">
            <text:p>WWVB_ENDOFBIT</text:p>
          </table:table-cell>
          <table:table-cell table:formula="of:=60150-84.5" office:value-type="float" office:value="60065.5" calcext:value-type="float">
            <text:p>60065.5</text:p>
          </table:table-cell>
          <table:table-cell table:formula="of:=ROUND([.F5]*[.D5])" office:value-type="float" office:value="54782" calcext:value-type="float">
            <text:p>5478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.713843" calcext:value-type="float">
            <text:p>65.713843</text:p>
          </table:table-cell>
          <table:table-cell table:formula="of:=[.B6]-[.A6]" office:value-type="float" office:value="5.713843" calcext:value-type="float">
            <text:p>5.713843</text:p>
          </table:table-cell>
          <table:table-cell table:formula="of:=1-[.C6]/[.A6]" office:value-type="float" office:value="0.904769283333333" calcext:value-type="float">
            <text:p>0.904769283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0106" calcext:value-type="float">
            <text:p>0.190106</text:p>
          </table:table-cell>
          <table:table-cell table:formula="of:=[.B8]-[.A8]" office:value-type="float" office:value="-0.00989400000000001" calcext:value-type="float">
            <text:p>-0.009894</text:p>
          </table:table-cell>
          <table:table-cell table:formula="of:=1-[.C8]/[.A8]" office:value-type="float" office:value="1.04947" calcext:value-type="float">
            <text:p>1.04947</text:p>
          </table:table-cell>
          <table:table-cell office:value-type="string" calcext:value-type="string">
            <text:p>WWVB_LOW</text:p>
          </table:table-cell>
          <table:table-cell table:formula="of:=[.G2]" office:value-type="float" office:value="11446" calcext:value-type="float">
            <text:p>11446</text:p>
          </table:table-cell>
          <table:table-cell table:formula="of:=ROUND([.F8]*[.D8])" office:value-type="float" office:value="12012" calcext:value-type="float">
            <text:p>12012</text:p>
          </table:table-cell>
          <table:table-cell table:formula="of:=[.F2]-[.G2]" office:value-type="float" office:value="584" calcext:value-type="float">
            <text:p>584</text:p>
          </table:table-cell>
          <table:table-cell table:formula="of:=[.B2]-[.B8]" office:value-type="float" office:value="0.019607" calcext:value-type="float">
            <text:p>0.019607</text:p>
          </table:table-cell>
          <table:table-cell table:formula="of:=[.I8]/[.H8]" office:value-type="float" office:value="0.0000335736301369863" calcext:value-type="float">
            <text:p>3.35736301369863E-005</text:p>
          </table:table-cell>
          <table:table-cell table:formula="of:=[.C2]/[.J8]" office:value-type="float" office:value="289.304432090579" calcext:value-type="float">
            <text:p>289.3044320906</text:p>
          </table:table-cell>
          <table:table-cell table:formula="of:=ROUND([.F2]-[.K8])" office:value-type="float" office:value="11741" calcext:value-type="float">
            <text:p>11741</text:p>
          </table:table-cell>
          <table:table-cell table:formula="of:=[.F2]-[.L8]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12447" calcext:value-type="float">
            <text:p>0.412447</text:p>
          </table:table-cell>
          <table:table-cell table:formula="of:=[.B9]-[.A9]" office:value-type="float" office:value="-0.087553" calcext:value-type="float">
            <text:p>-0.087553</text:p>
          </table:table-cell>
          <table:table-cell table:formula="of:=1-[.C9]/[.A9]" office:value-type="float" office:value="1.175106" calcext:value-type="float">
            <text:p>1.175106</text:p>
          </table:table-cell>
          <table:table-cell office:value-type="string" calcext:value-type="string">
            <text:p>WWVB_HIGH</text:p>
          </table:table-cell>
          <table:table-cell table:formula="of:=[.G3]" office:value-type="float" office:value="24839" calcext:value-type="float">
            <text:p>24839</text:p>
          </table:table-cell>
          <table:table-cell table:formula="of:=ROUND([.F9]*[.D9])" office:value-type="float" office:value="29188" calcext:value-type="float">
            <text:p>29188</text:p>
          </table:table-cell>
          <table:table-cell table:formula="of:=[.F3]-[.G3]" office:value-type="float" office:value="5236" calcext:value-type="float">
            <text:p>5236</text:p>
          </table:table-cell>
          <table:table-cell table:formula="of:=[.B3]-[.B9]" office:value-type="float" office:value="0.174607" calcext:value-type="float">
            <text:p>0.174607</text:p>
          </table:table-cell>
          <table:table-cell table:formula="of:=[.I9]/[.H9]" office:value-type="float" office:value="0.0000333474025974026" calcext:value-type="float">
            <text:p>3.33474025974026E-005</text:p>
          </table:table-cell>
          <table:table-cell table:formula="of:=[.C3]/[.J9]" office:value-type="float" office:value="2610.51815792036" calcext:value-type="float">
            <text:p>2610.5181579204</text:p>
          </table:table-cell>
          <table:table-cell table:formula="of:=ROUND([.F3]-[.K9])" office:value-type="float" office:value="27464" calcext:value-type="float">
            <text:p>27464</text:p>
          </table:table-cell>
          <table:table-cell table:formula="of:=[.F3]-[.L9]" office:value-type="float" office:value="2611" calcext:value-type="float">
            <text:p>2611</text:p>
          </table:table-cell>
          <table:table-cell table:formula="of:=[.L9]-[.M9]" office:value-type="float" office:value="24853" calcext:value-type="float">
            <text:p>2485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2435" calcext:value-type="float">
            <text:p>0.712435</text:p>
          </table:table-cell>
          <table:table-cell table:formula="of:=[.B10]-[.A10]" office:value-type="float" office:value="-0.0875650000000001" calcext:value-type="float">
            <text:p>-0.087565</text:p>
          </table:table-cell>
          <table:table-cell table:formula="of:=1-[.C10]/[.A10]" office:value-type="float" office:value="1.10945625" calcext:value-type="float">
            <text:p>1.10945625</text:p>
          </table:table-cell>
          <table:table-cell office:value-type="string" calcext:value-type="string">
            <text:p>WWVB_MARKER</text:p>
          </table:table-cell>
          <table:table-cell table:formula="of:=[.G4]" office:value-type="float" office:value="42910" calcext:value-type="float">
            <text:p>42910</text:p>
          </table:table-cell>
          <table:table-cell table:formula="of:=ROUND([.F10]*[.D10])" office:value-type="float" office:value="47607" calcext:value-type="float">
            <text:p>47607</text:p>
          </table:table-cell>
          <table:table-cell table:formula="of:=[.F4]-[.G4]" office:value-type="float" office:value="5210" calcext:value-type="float">
            <text:p>5210</text:p>
          </table:table-cell>
          <table:table-cell table:formula="of:=[.B4]-[.B10]" office:value-type="float" office:value="0.174183" calcext:value-type="float">
            <text:p>0.174183</text:p>
          </table:table-cell>
          <table:table-cell table:formula="of:=[.I10]/[.H10]" office:value-type="float" office:value="0.0000334324376199616" calcext:value-type="float">
            <text:p>3.34324376199616E-005</text:p>
          </table:table-cell>
          <table:table-cell table:formula="of:=[.C4]/[.J10]" office:value-type="float" office:value="2590.83710809895" calcext:value-type="float">
            <text:p>2590.837108099</text:p>
          </table:table-cell>
          <table:table-cell table:formula="of:=ROUND([.F4]-[.K10])" office:value-type="float" office:value="45529" calcext:value-type="float">
            <text:p>455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4941" calcext:value-type="float">
            <text:p>1.004941</text:p>
          </table:table-cell>
          <table:table-cell table:formula="of:=[.B11]-[.A11]" office:value-type="float" office:value="0.00494100000000008" calcext:value-type="float">
            <text:p>0.004941</text:p>
          </table:table-cell>
          <table:table-cell table:formula="of:=1-[.C11]/[.A11]" office:value-type="float" office:value="0.995059" calcext:value-type="float">
            <text:p>0.995059</text:p>
          </table:table-cell>
          <table:table-cell office:value-type="string" calcext:value-type="string">
            <text:p>WWVB_ENDOFBIT</text:p>
          </table:table-cell>
          <table:table-cell table:formula="of:=[.G5]" office:value-type="float" office:value="54782" calcext:value-type="float">
            <text:p>54782</text:p>
          </table:table-cell>
          <table:table-cell table:formula="of:=ROUND([.F11]*[.D11])" office:value-type="float" office:value="54511" calcext:value-type="float">
            <text:p>54511</text:p>
          </table:table-cell>
          <table:table-cell table:formula="of:=[.F5]-[.G5]" office:value-type="float" office:value="5283.5" calcext:value-type="float">
            <text:p>5283.5</text:p>
          </table:table-cell>
          <table:table-cell table:formula="of:=[.B5]-[.B11]" office:value-type="float" office:value="0.083021" calcext:value-type="float">
            <text:p>0.083021</text:p>
          </table:table-cell>
          <table:table-cell table:formula="of:=[.I11]/[.H11]" office:value-type="float" office:value="0.0000157132582568373" calcext:value-type="float">
            <text:p>1.57132582568373E-005</text:p>
          </table:table-cell>
          <table:table-cell table:formula="of:=[.C5]/[.J11]" office:value-type="float" office:value="5597.94783247613" calcext:value-type="float">
            <text:p>5597.9478324761</text:p>
          </table:table-cell>
          <table:table-cell table:formula="of:=ROUND([.F5]-[.K11])" office:value-type="float" office:value="54468" calcext:value-type="float">
            <text:p>5446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257753" calcext:value-type="float">
            <text:p>60.257753</text:p>
          </table:table-cell>
          <table:table-cell table:formula="of:=[.B12]-[.A12]" office:value-type="float" office:value="0.257753000000001" calcext:value-type="float">
            <text:p>0.257753</text:p>
          </table:table-cell>
          <table:table-cell table:formula="of:=1-[.C12]/[.A12]" office:value-type="float" office:value="0.995704116666667" calcext:value-type="float">
            <text:p>0.995704116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9509" calcext:value-type="float">
            <text:p>0.199509</text:p>
          </table:table-cell>
          <table:table-cell table:formula="of:=[.B14]-[.A14]" office:value-type="float" office:value="-0.000491000000000019" calcext:value-type="float">
            <text:p>-0.000491</text:p>
          </table:table-cell>
          <table:table-cell table:formula="of:=1-[.C14]/[.A14]" office:value-type="float" office:value="1.002455" calcext:value-type="float">
            <text:p>1.002455</text:p>
          </table:table-cell>
          <table:table-cell office:value-type="string" calcext:value-type="string">
            <text:p>WWVB_LOW</text:p>
          </table:table-cell>
          <table:table-cell office:value-type="float" office:value="12013" calcext:value-type="float">
            <text:p>12013</text:p>
          </table:table-cell>
          <table:table-cell office:value-type="float" office:value="12020" calcext:value-type="float">
            <text:p>12020</text:p>
          </table:table-cell>
          <table:table-cell table:formula="of:=[.C14]*60150" office:value-type="float" office:value="-29.5336500000012" calcext:value-type="float">
            <text:p>-29.53365</text:p>
          </table:table-cell>
          <table:table-cell table:formula="of:=[.F14]-[.H14]" office:value-type="float" office:value="12042.53365" calcext:value-type="float">
            <text:p>12042.5336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12688" calcext:value-type="float">
            <text:p>0.412688</text:p>
          </table:table-cell>
          <table:table-cell table:formula="of:=[.B15]-[.A15]" office:value-type="float" office:value="-0.087312" calcext:value-type="float">
            <text:p>-0.087312</text:p>
          </table:table-cell>
          <table:table-cell table:formula="of:=1-[.C15]/[.A15]" office:value-type="float" office:value="1.174624" calcext:value-type="float">
            <text:p>1.174624</text:p>
          </table:table-cell>
          <table:table-cell office:value-type="string" calcext:value-type="string">
            <text:p>WWVB_HIGH</text:p>
          </table:table-cell>
          <table:table-cell office:value-type="float" office:value="24854" calcext:value-type="float">
            <text:p>24854</text:p>
          </table:table-cell>
          <table:table-cell table:formula="of:=ROUND([.F15]*[.D15])" office:value-type="float" office:value="29194" calcext:value-type="float">
            <text:p>29194</text:p>
          </table:table-cell>
          <table:table-cell table:formula="of:=[.C15]*60150" office:value-type="float" office:value="-5251.8168" calcext:value-type="float">
            <text:p>-5251.8168</text:p>
          </table:table-cell>
          <table:table-cell table:formula="of:=[.F15]-[.H15]" office:value-type="float" office:value="30105.8168" calcext:value-type="float">
            <text:p>30105.8168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47421" calcext:value-type="float">
            <text:p>0.747421</text:p>
          </table:table-cell>
          <table:table-cell table:formula="of:=[.B16]-[.A16]" office:value-type="float" office:value="-0.052579" calcext:value-type="float">
            <text:p>-0.052579</text:p>
          </table:table-cell>
          <table:table-cell table:formula="of:=1-[.C16]/[.A16]" office:value-type="float" office:value="1.06572375" calcext:value-type="float">
            <text:p>1.06572375</text:p>
          </table:table-cell>
          <table:table-cell office:value-type="string" calcext:value-type="string">
            <text:p>WWVB_MARKER</text:p>
          </table:table-cell>
          <table:table-cell office:value-type="float" office:value="45017" calcext:value-type="float">
            <text:p>45017</text:p>
          </table:table-cell>
          <table:table-cell table:formula="of:=[.F10]+([.F16]-[.F10])*2" office:value-type="float" office:value="47124" calcext:value-type="float">
            <text:p>47124</text:p>
          </table:table-cell>
          <table:table-cell table:formula="of:=[.C16]*60150" office:value-type="float" office:value="-3162.62685" calcext:value-type="float">
            <text:p>-3162.62685</text:p>
          </table:table-cell>
          <table:table-cell table:formula="of:=[.F16]-[.H16]" office:value-type="float" office:value="48179.62685" calcext:value-type="float">
            <text:p>48179.626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1747" calcext:value-type="float">
            <text:p>1.001747</text:p>
          </table:table-cell>
          <table:table-cell table:formula="of:=[.B17]-[.A17]" office:value-type="float" office:value="0.00174699999999994" calcext:value-type="float">
            <text:p>0.001747</text:p>
          </table:table-cell>
          <table:table-cell table:formula="of:=1-[.C17]/[.A17]" office:value-type="float" office:value="0.998253" calcext:value-type="float">
            <text:p>0.998253</text:p>
          </table:table-cell>
          <table:table-cell office:value-type="string" calcext:value-type="string">
            <text:p>WWVB_ENDOFBIT</text:p>
          </table:table-cell>
          <table:table-cell office:value-type="float" office:value="54549" calcext:value-type="float">
            <text:p>54549</text:p>
          </table:table-cell>
          <table:table-cell office:value-type="float" office:value="54500" calcext:value-type="float">
            <text:p>54500</text:p>
          </table:table-cell>
          <table:table-cell table:formula="of:=[.C17]*60150" office:value-type="float" office:value="105.082049999997" calcext:value-type="float">
            <text:p>105.08205</text:p>
          </table:table-cell>
          <table:table-cell table:formula="of:=[.F17]-[.H17]" office:value-type="float" office:value="54443.91795" calcext:value-type="float">
            <text:p>54443.9179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075346" calcext:value-type="float">
            <text:p>60.075346</text:p>
          </table:table-cell>
          <table:table-cell table:formula="of:=[.B18]-[.A18]" office:value-type="float" office:value="0.0753460000000032" calcext:value-type="float">
            <text:p>0.075346</text:p>
          </table:table-cell>
          <table:table-cell table:formula="of:=1-[.C18]/[.A18]" office:value-type="float" office:value="0.998744233333333" calcext:value-type="float">
            <text:p>0.998744233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9637" calcext:value-type="float">
            <text:p>0.199637</text:p>
          </table:table-cell>
          <table:table-cell table:formula="of:=[.B20]-[.A20]" office:value-type="float" office:value="-0.00036300000000003" calcext:value-type="float">
            <text:p>-0.000363</text:p>
          </table:table-cell>
          <table:table-cell table:formula="of:=1-[.C20]/[.A20]" office:value-type="float" office:value="1.001815" calcext:value-type="float">
            <text:p>1.001815</text:p>
          </table:table-cell>
          <table:table-cell office:value-type="string" calcext:value-type="string">
            <text:p>WWVB_LOW</text:p>
          </table:table-cell>
          <table:table-cell table:formula="of:=[.G14]" office:value-type="float" office:value="12020" calcext:value-type="float">
            <text:p>12020</text:p>
          </table:table-cell>
          <table:table-cell table:formula="of:=[.F20]+2.5*7" office:value-type="float" office:value="12037.5" calcext:value-type="float">
            <text:p>12037.5</text:p>
          </table:table-cell>
          <table:table-cell table:formula="of:=[.C20]*60150" office:value-type="float" office:value="-21.8344500000018" calcext:value-type="float">
            <text:p>-21.83445</text:p>
          </table:table-cell>
          <table:table-cell table:formula="of:=[.F20]-[.H20]" office:value-type="float" office:value="12041.83445" calcext:value-type="float">
            <text:p>12041.8344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4749" calcext:value-type="float">
            <text:p>0.484749</text:p>
          </table:table-cell>
          <table:table-cell table:formula="of:=[.B21]-[.A21]" office:value-type="float" office:value="-0.015251" calcext:value-type="float">
            <text:p>-0.015251</text:p>
          </table:table-cell>
          <table:table-cell table:formula="of:=1-[.C21]/[.A21]" office:value-type="float" office:value="1.030502" calcext:value-type="float">
            <text:p>1.030502</text:p>
          </table:table-cell>
          <table:table-cell office:value-type="string" calcext:value-type="string">
            <text:p>WWVB_HIGH</text:p>
          </table:table-cell>
          <table:table-cell table:formula="of:=[.G15]" office:value-type="float" office:value="29194" calcext:value-type="float">
            <text:p>29194</text:p>
          </table:table-cell>
          <table:table-cell office:value-type="float" office:value="30147" calcext:value-type="float">
            <text:p>30147</text:p>
          </table:table-cell>
          <table:table-cell table:formula="of:=[.C21]*60150" office:value-type="float" office:value="-917.347650000001" calcext:value-type="float">
            <text:p>-917.34765</text:p>
          </table:table-cell>
          <table:table-cell table:formula="of:=[.F21]-[.H21]" office:value-type="float" office:value="30111.34765" calcext:value-type="float">
            <text:p>30111.3476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82516" calcext:value-type="float">
            <text:p>0.782516</text:p>
          </table:table-cell>
          <table:table-cell table:formula="of:=[.B22]-[.A22]" office:value-type="float" office:value="-0.0174840000000001" calcext:value-type="float">
            <text:p>-0.017484</text:p>
          </table:table-cell>
          <table:table-cell table:formula="of:=1-[.C22]/[.A22]" office:value-type="float" office:value="1.021855" calcext:value-type="float">
            <text:p>1.021855</text:p>
          </table:table-cell>
          <table:table-cell office:value-type="string" calcext:value-type="string">
            <text:p>WWVB_MARKER</text:p>
          </table:table-cell>
          <table:table-cell table:formula="of:=[.G16]" office:value-type="float" office:value="47124" calcext:value-type="float">
            <text:p>47124</text:p>
          </table:table-cell>
          <table:table-cell table:formula="of:=([.F4]-[.F22])/2+[.F22]" office:value-type="float" office:value="47622" calcext:value-type="float">
            <text:p>47622</text:p>
          </table:table-cell>
          <table:table-cell table:formula="of:=[.C22]*60150" office:value-type="float" office:value="-1051.6626" calcext:value-type="float">
            <text:p>-1051.6626</text:p>
          </table:table-cell>
          <table:table-cell table:formula="of:=[.F22]-[.H22]" office:value-type="float" office:value="48175.6626" calcext:value-type="float">
            <text:p>48175.66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1065" calcext:value-type="float">
            <text:p>1.001065</text:p>
          </table:table-cell>
          <table:table-cell table:formula="of:=[.B23]-[.A23]" office:value-type="float" office:value="0.00106500000000009" calcext:value-type="float">
            <text:p>0.001065</text:p>
          </table:table-cell>
          <table:table-cell table:formula="of:=1-[.C23]/[.A23]" office:value-type="float" office:value="0.998935" calcext:value-type="float">
            <text:p>0.998935</text:p>
          </table:table-cell>
          <table:table-cell office:value-type="string" calcext:value-type="string">
            <text:p>WWVB_ENDOFBIT</text:p>
          </table:table-cell>
          <table:table-cell table:formula="of:=[.G17]" office:value-type="float" office:value="54500" calcext:value-type="float">
            <text:p>54500</text:p>
          </table:table-cell>
          <table:table-cell office:value-type="float" office:value="54495" calcext:value-type="float">
            <text:p>54495</text:p>
          </table:table-cell>
          <table:table-cell table:formula="of:=[.C23]*60150" office:value-type="float" office:value="64.0597500000056" calcext:value-type="float">
            <text:p>64.05975</text:p>
          </table:table-cell>
          <table:table-cell table:formula="of:=[.F23]-[.H23]" office:value-type="float" office:value="54435.94025" calcext:value-type="float">
            <text:p>54435.9402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055798" calcext:value-type="float">
            <text:p>60.055798</text:p>
          </table:table-cell>
          <table:table-cell table:formula="of:=[.B24]-[.A24]" office:value-type="float" office:value="0.0557980000000029" calcext:value-type="float">
            <text:p>0.055798</text:p>
          </table:table-cell>
          <table:table-cell table:formula="of:=1-[.C24]/[.A24]" office:value-type="float" office:value="0.999070033333333" calcext:value-type="float">
            <text:p>0.999070033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992" calcext:value-type="float">
            <text:p>0.19992</text:p>
          </table:table-cell>
          <table:table-cell table:formula="of:=[.B26]-[.A26]" office:value-type="float" office:value="-0.0000799999999999967" calcext:value-type="float">
            <text:p>-0.00008</text:p>
          </table:table-cell>
          <table:table-cell table:formula="of:=1-[.C26]/[.A26]" office:value-type="float" office:value="1.0004" calcext:value-type="float">
            <text:p>1.0004</text:p>
          </table:table-cell>
          <table:table-cell office:value-type="string" calcext:value-type="string">
            <text:p>WWVB_LOW</text:p>
          </table:table-cell>
          <table:table-cell table:formula="of:=[.G20]" office:value-type="float" office:value="12037.5" calcext:value-type="float">
            <text:p>12037.5</text:p>
          </table:table-cell>
          <table:table-cell office:value-type="float" office:value="12038" calcext:value-type="float">
            <text:p>12038</text:p>
          </table:table-cell>
          <table:table-cell table:formula="of:=[.C26]*60150" office:value-type="float" office:value="-4.8119999999998" calcext:value-type="float">
            <text:p>-4.812</text:p>
          </table:table-cell>
          <table:table-cell table:formula="of:=[.F26]-[.H26]" office:value-type="float" office:value="12042.312" calcext:value-type="float">
            <text:p>12042.312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0056" calcext:value-type="float">
            <text:p>0.50056</text:p>
          </table:table-cell>
          <table:table-cell table:formula="of:=[.B27]-[.A27]" office:value-type="float" office:value="0.000560000000000005" calcext:value-type="float">
            <text:p>0.00056</text:p>
          </table:table-cell>
          <table:table-cell table:formula="of:=1-[.C27]/[.A27]" office:value-type="float" office:value="0.99888" calcext:value-type="float">
            <text:p>0.99888</text:p>
          </table:table-cell>
          <table:table-cell office:value-type="string" calcext:value-type="string">
            <text:p>WWVB_HIGH</text:p>
          </table:table-cell>
          <table:table-cell table:formula="of:=[.G21]" office:value-type="float" office:value="30147" calcext:value-type="float">
            <text:p>30147</text:p>
          </table:table-cell>
          <table:table-cell office:value-type="float" office:value="30147" calcext:value-type="float">
            <text:p>30147</text:p>
          </table:table-cell>
          <table:table-cell table:formula="of:=[.C27]*60150" office:value-type="float" office:value="33.6840000000003" calcext:value-type="float">
            <text:p>33.684</text:p>
          </table:table-cell>
          <table:table-cell table:formula="of:=[.F27]-[.H27]" office:value-type="float" office:value="30113.316" calcext:value-type="float">
            <text:p>30113.31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90799" calcext:value-type="float">
            <text:p>0.790799</text:p>
          </table:table-cell>
          <table:table-cell table:formula="of:=[.B28]-[.A28]" office:value-type="float" office:value="-0.00920100000000013" calcext:value-type="float">
            <text:p>-0.009201</text:p>
          </table:table-cell>
          <table:table-cell table:formula="of:=1-[.C28]/[.A28]" office:value-type="float" office:value="1.01150125" calcext:value-type="float">
            <text:p>1.01150125</text:p>
          </table:table-cell>
          <table:table-cell office:value-type="string" calcext:value-type="string">
            <text:p>WWVB_MARKER</text:p>
          </table:table-cell>
          <table:table-cell table:formula="of:=[.G22]" office:value-type="float" office:value="47622" calcext:value-type="float">
            <text:p>47622</text:p>
          </table:table-cell>
          <table:table-cell office:value-type="float" office:value="47700" calcext:value-type="float">
            <text:p>47700</text:p>
          </table:table-cell>
          <table:table-cell table:formula="of:=[.C28]*60150" office:value-type="float" office:value="-553.440150000008" calcext:value-type="float">
            <text:p>-553.44015</text:p>
          </table:table-cell>
          <table:table-cell table:formula="of:=[.F28]-[.H28]" office:value-type="float" office:value="48175.44015" calcext:value-type="float">
            <text:p>48175.440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0902" calcext:value-type="float">
            <text:p>1.000902</text:p>
          </table:table-cell>
          <table:table-cell table:formula="of:=[.B29]-[.A29]" office:value-type="float" office:value="0.000901999999999958" calcext:value-type="float">
            <text:p>0.000902</text:p>
          </table:table-cell>
          <table:table-cell table:formula="of:=1-[.C29]/[.A29]" office:value-type="float" office:value="0.999098" calcext:value-type="float">
            <text:p>0.999098</text:p>
          </table:table-cell>
          <table:table-cell office:value-type="string" calcext:value-type="string">
            <text:p>WWVB_ENDOFBIT</text:p>
          </table:table-cell>
          <table:table-cell table:formula="of:=[.G23]" office:value-type="float" office:value="54495" calcext:value-type="float">
            <text:p>54495</text:p>
          </table:table-cell>
          <table:table-cell table:formula="of:=[.F29]-9*5" office:value-type="float" office:value="54450" calcext:value-type="float">
            <text:p>54450</text:p>
          </table:table-cell>
          <table:table-cell table:formula="of:=[.C29]*60150" office:value-type="float" office:value="54.2552999999975" calcext:value-type="float">
            <text:p>54.2553</text:p>
          </table:table-cell>
          <table:table-cell table:formula="of:=[.F29]-[.H29]" office:value-type="float" office:value="54440.7447" calcext:value-type="float">
            <text:p>54440.744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051095" calcext:value-type="float">
            <text:p>60.051095</text:p>
          </table:table-cell>
          <table:table-cell table:formula="of:=[.B30]-[.A30]" office:value-type="float" office:value="0.0510949999999966" calcext:value-type="float">
            <text:p>0.051095</text:p>
          </table:table-cell>
          <table:table-cell table:formula="of:=1-[.C30]/[.A30]" office:value-type="float" office:value="0.999148416666667" calcext:value-type="float">
            <text:p>0.999148416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95717" calcext:value-type="float">
            <text:p>0.295717</text:p>
          </table:table-cell>
          <table:table-cell table:formula="of:=[.B32]-[.A32]" office:value-type="float" office:value="0.095717" calcext:value-type="float">
            <text:p>0.095717</text:p>
          </table:table-cell>
          <table:table-cell table:formula="of:=1-[.C32]/[.A32]" office:value-type="float" office:value="0.521415" calcext:value-type="float">
            <text:p>0.521415</text:p>
          </table:table-cell>
          <table:table-cell office:value-type="string" calcext:value-type="string">
            <text:p>WWVB_LOW</text:p>
          </table:table-cell>
          <table:table-cell table:formula="of:=[.G26]" office:value-type="float" office:value="12038" calcext:value-type="float">
            <text:p>12038</text:p>
          </table:table-cell>
          <table:table-cell office:value-type="float" office:value="12037" calcext:value-type="float">
            <text:p>12037</text:p>
          </table:table-cell>
          <table:table-cell table:formula="of:=[.C32]*60150" office:value-type="float" office:value="5757.37755" calcext:value-type="float">
            <text:p>5757.37755</text:p>
          </table:table-cell>
          <table:table-cell table:formula="of:=[.F32]-[.H32]" office:value-type="float" office:value="6280.62245" calcext:value-type="float">
            <text:p>6280.6224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96465" calcext:value-type="float">
            <text:p>0.596465</text:p>
          </table:table-cell>
          <table:table-cell table:formula="of:=[.B33]-[.A33]" office:value-type="float" office:value="0.096465" calcext:value-type="float">
            <text:p>0.096465</text:p>
          </table:table-cell>
          <table:table-cell table:formula="of:=1-[.C33]/[.A33]" office:value-type="float" office:value="0.80707" calcext:value-type="float">
            <text:p>0.80707</text:p>
          </table:table-cell>
          <table:table-cell office:value-type="string" calcext:value-type="string">
            <text:p>WWVB_HIGH</text:p>
          </table:table-cell>
          <table:table-cell table:formula="of:=[.G27]" office:value-type="float" office:value="30147" calcext:value-type="float">
            <text:p>30147</text:p>
          </table:table-cell>
          <table:table-cell office:value-type="float" office:value="30147" calcext:value-type="float">
            <text:p>30147</text:p>
          </table:table-cell>
          <table:table-cell table:formula="of:=[.C33]*60150" office:value-type="float" office:value="5802.36975" calcext:value-type="float">
            <text:p>5802.36975</text:p>
          </table:table-cell>
          <table:table-cell table:formula="of:=[.F33]-[.H33]" office:value-type="float" office:value="24344.63025" calcext:value-type="float">
            <text:p>24344.6302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87759" calcext:value-type="float">
            <text:p>0.887759</text:p>
          </table:table-cell>
          <table:table-cell table:formula="of:=[.B34]-[.A34]" office:value-type="float" office:value="0.0877589999999999" calcext:value-type="float">
            <text:p>0.087759</text:p>
          </table:table-cell>
          <table:table-cell table:formula="of:=1-[.C34]/[.A34]" office:value-type="float" office:value="0.89030125" calcext:value-type="float">
            <text:p>0.89030125</text:p>
          </table:table-cell>
          <table:table-cell office:value-type="string" calcext:value-type="string">
            <text:p>WWVB_MARKER</text:p>
          </table:table-cell>
          <table:table-cell table:formula="of:=[.G28]" office:value-type="float" office:value="47700" calcext:value-type="float">
            <text:p>47700</text:p>
          </table:table-cell>
          <table:table-cell office:value-type="float" office:value="47650" calcext:value-type="float">
            <text:p>47650</text:p>
          </table:table-cell>
          <table:table-cell table:formula="of:=[.C34]*60150" office:value-type="float" office:value="5278.70385" calcext:value-type="float">
            <text:p>5278.70385</text:p>
          </table:table-cell>
          <table:table-cell table:formula="of:=[.F34]-[.H34]" office:value-type="float" office:value="42421.29615" calcext:value-type="float">
            <text:p>42421.296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742" calcext:value-type="float">
            <text:p>0.999742</text:p>
          </table:table-cell>
          <table:table-cell table:formula="of:=[.B35]-[.A35]" office:value-type="float" office:value="-0.000258000000000091" calcext:value-type="float">
            <text:p>-0.000258</text:p>
          </table:table-cell>
          <table:table-cell table:formula="of:=1-[.C35]/[.A35]" office:value-type="float" office:value="1.000258" calcext:value-type="float">
            <text:p>1.000258</text:p>
          </table:table-cell>
          <table:table-cell office:value-type="string" calcext:value-type="string">
            <text:p>WWVB_ENDOFBIT</text:p>
          </table:table-cell>
          <table:table-cell table:formula="of:=[.G29]" office:value-type="float" office:value="54450" calcext:value-type="float">
            <text:p>54450</text:p>
          </table:table-cell>
          <table:table-cell table:formula="of:=54460" office:value-type="float" office:value="54460" calcext:value-type="float">
            <text:p>54460</text:p>
          </table:table-cell>
          <table:table-cell table:formula="of:=[.C35]*60150" office:value-type="float" office:value="-15.5187000000055" calcext:value-type="float">
            <text:p>-15.5187</text:p>
          </table:table-cell>
          <table:table-cell table:formula="of:=[.F35]-[.H35]" office:value-type="float" office:value="54465.5187" calcext:value-type="float">
            <text:p>54465.518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98671" calcext:value-type="float">
            <text:p>59.98671</text:p>
          </table:table-cell>
          <table:table-cell table:formula="of:=[.B36]-[.A36]" office:value-type="float" office:value="-0.0132899999999978" calcext:value-type="float">
            <text:p>-0.01329</text:p>
          </table:table-cell>
          <table:table-cell table:formula="of:=1-[.C36]/[.A36]" office:value-type="float" office:value="1.0002215" calcext:value-type="float">
            <text:p>1.000221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95717" calcext:value-type="float">
            <text:p>0.295717</text:p>
          </table:table-cell>
          <table:table-cell table:formula="of:=[.B38]-[.A38]" office:value-type="float" office:value="0.095717" calcext:value-type="float">
            <text:p>0.095717</text:p>
          </table:table-cell>
          <table:table-cell table:formula="of:=1-[.C38]/[.A38]" office:value-type="float" office:value="0.521415" calcext:value-type="float">
            <text:p>0.521415</text:p>
          </table:table-cell>
          <table:table-cell office:value-type="string" calcext:value-type="string">
            <text:p>WWVB_LOW</text:p>
          </table:table-cell>
          <table:table-cell table:formula="of:=[.G32]" office:value-type="float" office:value="12037" calcext:value-type="float">
            <text:p>12037</text:p>
          </table:table-cell>
          <table:table-cell office:value-type="float" office:value="12037" calcext:value-type="float">
            <text:p>12037</text:p>
          </table:table-cell>
          <table:table-cell table:formula="of:=[.C38]*60150" office:value-type="float" office:value="5757.37755" calcext:value-type="float">
            <text:p>5757.37755</text:p>
          </table:table-cell>
          <table:table-cell table:formula="of:=[.F38]-[.H38]" office:value-type="float" office:value="6279.62245" calcext:value-type="float">
            <text:p>6279.6224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96465" calcext:value-type="float">
            <text:p>0.596465</text:p>
          </table:table-cell>
          <table:table-cell table:formula="of:=[.B39]-[.A39]" office:value-type="float" office:value="0.096465" calcext:value-type="float">
            <text:p>0.096465</text:p>
          </table:table-cell>
          <table:table-cell table:formula="of:=1-[.C39]/[.A39]" office:value-type="float" office:value="0.80707" calcext:value-type="float">
            <text:p>0.80707</text:p>
          </table:table-cell>
          <table:table-cell office:value-type="string" calcext:value-type="string">
            <text:p>WWVB_HIGH</text:p>
          </table:table-cell>
          <table:table-cell table:formula="of:=[.G33]" office:value-type="float" office:value="30147" calcext:value-type="float">
            <text:p>30147</text:p>
          </table:table-cell>
          <table:table-cell office:value-type="float" office:value="30075" calcext:value-type="float">
            <text:p>30075</text:p>
          </table:table-cell>
          <table:table-cell table:formula="of:=[.C39]*60150" office:value-type="float" office:value="5802.36975" calcext:value-type="float">
            <text:p>5802.36975</text:p>
          </table:table-cell>
          <table:table-cell table:formula="of:=[.F39]-[.H39]" office:value-type="float" office:value="24344.63025" calcext:value-type="float">
            <text:p>24344.6302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86993" calcext:value-type="float">
            <text:p>0.886993</text:p>
          </table:table-cell>
          <table:table-cell table:formula="of:=[.B40]-[.A40]" office:value-type="float" office:value="0.0869929999999999" calcext:value-type="float">
            <text:p>0.086993</text:p>
          </table:table-cell>
          <table:table-cell table:formula="of:=1-[.C40]/[.A40]" office:value-type="float" office:value="0.89125875" calcext:value-type="float">
            <text:p>0.89125875</text:p>
          </table:table-cell>
          <table:table-cell office:value-type="string" calcext:value-type="string">
            <text:p>WWVB_MARKER</text:p>
          </table:table-cell>
          <table:table-cell table:formula="of:=[.G34]" office:value-type="float" office:value="47650" calcext:value-type="float">
            <text:p>47650</text:p>
          </table:table-cell>
          <table:table-cell office:value-type="float" office:value="47600" calcext:value-type="float">
            <text:p>47600</text:p>
          </table:table-cell>
          <table:table-cell table:formula="of:=[.C40]*60150" office:value-type="float" office:value="5232.62894999999" calcext:value-type="float">
            <text:p>5232.62895</text:p>
          </table:table-cell>
          <table:table-cell table:formula="of:=[.F40]-[.H40]" office:value-type="float" office:value="42417.37105" calcext:value-type="float">
            <text:p>42417.371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973" calcext:value-type="float">
            <text:p>0.999973</text:p>
          </table:table-cell>
          <table:table-cell table:formula="of:=[.B41]-[.A41]" office:value-type="float" office:value="-0.0000269999999999992" calcext:value-type="float">
            <text:p>-0.000027</text:p>
          </table:table-cell>
          <table:table-cell table:formula="of:=1-[.C41]/[.A41]" office:value-type="float" office:value="1.000027" calcext:value-type="float">
            <text:p>1.000027</text:p>
          </table:table-cell>
          <table:table-cell office:value-type="string" calcext:value-type="string">
            <text:p>WWVB_ENDOFBIT</text:p>
          </table:table-cell>
          <table:table-cell table:formula="of:=[.G35]" office:value-type="float" office:value="54460" calcext:value-type="float">
            <text:p>54460</text:p>
          </table:table-cell>
          <table:table-cell table:formula="of:=54461" office:value-type="float" office:value="54461" calcext:value-type="float">
            <text:p>54461</text:p>
          </table:table-cell>
          <table:table-cell table:formula="of:=[.C41]*60150" office:value-type="float" office:value="-1.62404999999995" calcext:value-type="float">
            <text:p>-1.62405</text:p>
          </table:table-cell>
          <table:table-cell table:formula="of:=[.F41]-[.H41]" office:value-type="float" office:value="54461.62405" calcext:value-type="float">
            <text:p>54461.6240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996333" calcext:value-type="float">
            <text:p>59.996333</text:p>
          </table:table-cell>
          <table:table-cell table:formula="of:=[.B42]-[.A42]" office:value-type="float" office:value="-0.00366700000000009" calcext:value-type="float">
            <text:p>-0.003667</text:p>
          </table:table-cell>
          <table:table-cell table:formula="of:=1-[.C42]/[.A42]" office:value-type="float" office:value="1.00006111666667" calcext:value-type="float">
            <text:p>1.000061116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95" calcext:value-type="float">
            <text:p>0.295</text:p>
          </table:table-cell>
          <table:table-cell table:formula="of:=[.B44]-[.A44]" office:value-type="float" office:value="0.095" calcext:value-type="float">
            <text:p>0.095</text:p>
          </table:table-cell>
          <table:table-cell table:formula="of:=1-[.C44]/[.A44]" office:value-type="float" office:value="0.525" calcext:value-type="float">
            <text:p>0.525</text:p>
          </table:table-cell>
          <table:table-cell office:value-type="string" calcext:value-type="string">
            <text:p>WWVB_LOW</text:p>
          </table:table-cell>
          <table:table-cell table:formula="of:=[.G38]" office:value-type="float" office:value="12037" calcext:value-type="float">
            <text:p>12037</text:p>
          </table:table-cell>
          <table:table-cell office:value-type="float" office:value="12037" calcext:value-type="float">
            <text:p>12037</text:p>
          </table:table-cell>
          <table:table-cell table:formula="of:=[.C44]*60150" office:value-type="float" office:value="5714.25" calcext:value-type="float">
            <text:p>5714.25</text:p>
          </table:table-cell>
          <table:table-cell table:formula="of:=[.F44]-[.H44]" office:value-type="float" office:value="6322.75" calcext:value-type="float">
            <text:p>6322.7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94561" calcext:value-type="float">
            <text:p>0.594561</text:p>
          </table:table-cell>
          <table:table-cell table:formula="of:=[.B45]-[.A45]" office:value-type="float" office:value="0.094561" calcext:value-type="float">
            <text:p>0.094561</text:p>
          </table:table-cell>
          <table:table-cell table:formula="of:=1-[.C45]/[.A45]" office:value-type="float" office:value="0.810878" calcext:value-type="float">
            <text:p>0.810878</text:p>
          </table:table-cell>
          <table:table-cell office:value-type="string" calcext:value-type="string">
            <text:p>WWVB_HIGH</text:p>
          </table:table-cell>
          <table:table-cell table:formula="of:=[.G39]" office:value-type="float" office:value="30075" calcext:value-type="float">
            <text:p>30075</text:p>
          </table:table-cell>
          <table:table-cell office:value-type="float" office:value="30075" calcext:value-type="float">
            <text:p>30075</text:p>
          </table:table-cell>
          <table:table-cell table:formula="of:=[.C45]*60150" office:value-type="float" office:value="5687.84415" calcext:value-type="float">
            <text:p>5687.84415</text:p>
          </table:table-cell>
          <table:table-cell table:formula="of:=[.F45]-[.H45]" office:value-type="float" office:value="24387.15585" calcext:value-type="float">
            <text:p>24387.1558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85602" calcext:value-type="float">
            <text:p>0.885602</text:p>
          </table:table-cell>
          <table:table-cell table:formula="of:=[.B46]-[.A46]" office:value-type="float" office:value="0.085602" calcext:value-type="float">
            <text:p>0.085602</text:p>
          </table:table-cell>
          <table:table-cell table:formula="of:=1-[.C46]/[.A46]" office:value-type="float" office:value="0.8929975" calcext:value-type="float">
            <text:p>0.8929975</text:p>
          </table:table-cell>
          <table:table-cell office:value-type="string" calcext:value-type="string">
            <text:p>WWVB_MARKER</text:p>
          </table:table-cell>
          <table:table-cell table:formula="of:=[.G40]" office:value-type="float" office:value="47600" calcext:value-type="float">
            <text:p>47600</text:p>
          </table:table-cell>
          <table:table-cell office:value-type="float" office:value="47600" calcext:value-type="float">
            <text:p>47600</text:p>
          </table:table-cell>
          <table:table-cell table:formula="of:=[.C46]*60150" office:value-type="float" office:value="5148.9603" calcext:value-type="float">
            <text:p>5148.9603</text:p>
          </table:table-cell>
          <table:table-cell table:formula="of:=[.F46]-[.H46]" office:value-type="float" office:value="42451.0397" calcext:value-type="float">
            <text:p>42451.03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328" calcext:value-type="float">
            <text:p>0.999328</text:p>
          </table:table-cell>
          <table:table-cell table:formula="of:=[.B47]-[.A47]" office:value-type="float" office:value="-0.000672000000000006" calcext:value-type="float">
            <text:p>-0.000672</text:p>
          </table:table-cell>
          <table:table-cell table:formula="of:=1-[.C47]/[.A47]" office:value-type="float" office:value="1.000672" calcext:value-type="float">
            <text:p>1.000672</text:p>
          </table:table-cell>
          <table:table-cell office:value-type="string" calcext:value-type="string">
            <text:p>WWVB_ENDOFBIT</text:p>
          </table:table-cell>
          <table:table-cell table:formula="of:=[.G41]" office:value-type="float" office:value="54461" calcext:value-type="float">
            <text:p>54461</text:p>
          </table:table-cell>
          <table:table-cell table:formula="of:=54461" office:value-type="float" office:value="54461" calcext:value-type="float">
            <text:p>54461</text:p>
          </table:table-cell>
          <table:table-cell table:formula="of:=[.C47]*60150" office:value-type="float" office:value="-40.4208000000004" calcext:value-type="float">
            <text:p>-40.4208</text:p>
          </table:table-cell>
          <table:table-cell table:formula="of:=[.F47]-[.H47]" office:value-type="float" office:value="54501.4208" calcext:value-type="float">
            <text:p>54501.420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958379" calcext:value-type="float">
            <text:p>59.958379</text:p>
          </table:table-cell>
          <table:table-cell table:formula="of:=[.B48]-[.A48]" office:value-type="float" office:value="-0.0416209999999992" calcext:value-type="float">
            <text:p>-0.041621</text:p>
          </table:table-cell>
          <table:table-cell table:formula="of:=1-[.C48]/[.A48]" office:value-type="float" office:value="1.00069368333333" calcext:value-type="float">
            <text:p>1.000693683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4:26:55.1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09:22:47.999000000</meta:creation-date>
    <dc:date>2016-02-04T17:36:09.821000000</dc:date>
    <meta:editing-duration>PT1H33M</meta:editing-duration>
    <meta:editing-cycles>12</meta:editing-cycles>
    <meta:generator>LibreOffice/4.4.6.3$Windows_x86 LibreOffice_project/e8938fd3328e95dcf59dd64e7facd2c7d67c704d</meta:generator>
    <meta:document-statistic meta:table-count="1" meta:cell-count="333" meta:object-count="0"/>
  </office:meta>
</office:document-meta>
</file>